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D00000197A760393D43950102.png" manifest:media-type="image/png"/>
  <manifest:file-entry manifest:full-path="Pictures/100025DA0000402F00002A11ED0539E120D87EF4.svg" manifest:media-type="image/svg+xml"/>
  <manifest:file-entry manifest:full-path="Pictures/100000010000044D000001410EFBDEA98F36BF69.png" manifest:media-type="image/png"/>
  <manifest:file-entry manifest:full-path="Pictures/1000684B000071CB0000212DB5B4915AC02E6228.svg" manifest:media-type="image/svg+xml"/>
  <manifest:file-entry manifest:full-path="Pictures/10000001000000C900000119D67D82A68F31AAA1.png" manifest:media-type="image/png"/>
  <manifest:file-entry manifest:full-path="Pictures/10000001000003C100000208226A5FAF06C59E83.png" manifest:media-type="image/png"/>
  <manifest:file-entry manifest:full-path="Pictures/100000010000019100000119A8DDA400CB712B32.png" manifest:media-type="image/png"/>
  <manifest:file-entry manifest:full-path="Pictures/1000655E00006DA800002761B0DAA82A068FDD98.svg" manifest:media-type="image/svg+xml"/>
  <manifest:file-entry manifest:full-path="Pictures/1000259B00004014000029F6EE383F1DCDB25874.svg" manifest:media-type="image/svg+xml"/>
  <manifest:file-entry manifest:full-path="Pictures/100099B60000ADA200005E04C29C133516207E7D.svg" manifest:media-type="image/svg+xml"/>
  <manifest:file-entry manifest:full-path="Pictures/10001A4D0000297200001D0B22EF34989BE54804.svg" manifest:media-type="image/svg+xml"/>
  <manifest:file-entry manifest:full-path="Pictures/100000010000044D000001410289C8A92833B077.png" manifest:media-type="image/png"/>
  <manifest:file-entry manifest:full-path="Pictures/100000010000026C00000196DD6F05A0915010D1.png" manifest:media-type="image/png"/>
  <manifest:file-entry manifest:full-path="Pictures/10000001000004250000017DE6815CD2967A26D5.png" manifest:media-type="image/png"/>
  <manifest:file-entry manifest:full-path="Pictures/1000655700006D8E00002746AD6A81B30E0BDC8F.svg" manifest:media-type="image/svg+xml"/>
  <manifest:file-entry manifest:full-path="Pictures/10000001000000C800000118A2436B86CC958FF3.png" manifest:media-type="image/png"/>
  <manifest:file-entry manifest:full-path="Pictures/10000001000001900000011896F6C4FB851135D9.png" manifest:media-type="image/png"/>
  <manifest:file-entry manifest:full-path="Pictures/10000001000004240000017CF32A000D55A3794E.png" manifest:media-type="image/png"/>
  <manifest:file-entry manifest:full-path="Pictures/10000001000001E00000012C944A3FFFBE3E15C8.png" manifest:media-type="image/png"/>
  <manifest:file-entry manifest:full-path="Pictures/10000001000001E10000012D5765DA5D57AED3DD.png" manifest:media-type="image/png"/>
  <manifest:file-entry manifest:full-path="Pictures/1000188C000031B600001F1CCEF4D05B32B29191.svg" manifest:media-type="image/svg+xml"/>
  <manifest:file-entry manifest:full-path="Pictures/100073B1000071CB0000212DC2ACE1E5758AB6E8.svg" manifest:media-type="image/svg+xml"/>
  <manifest:file-entry manifest:full-path="Pictures/1000101A000014C600001D0BF750CC66C840E21C.svg" manifest:media-type="image/svg+xml"/>
  <manifest:file-entry manifest:full-path="Pictures/10001A400000295700001CF0466440B8267CD9CE.svg" manifest:media-type="image/svg+xml"/>
  <manifest:file-entry manifest:full-path="Pictures/10000001000003C10000020907865AE10C36AB47.png" manifest:media-type="image/png"/>
  <manifest:file-entry manifest:full-path="Pictures/100000010000044C0000014063AA81DF09DD818B.png" manifest:media-type="image/png"/>
  <manifest:file-entry manifest:full-path="Pictures/1000187F0000319C00001F02115F5BB2B04E56DD.svg" manifest:media-type="image/svg+xml"/>
  <manifest:file-entry manifest:full-path="Pictures/10003EE600006DA80000276152DFA97A5EA9CBA3.svg" manifest:media-type="image/svg+xml"/>
  <manifest:file-entry manifest:full-path="Pictures/10006874000071B000002113BBFD8243313E3F5D.svg" manifest:media-type="image/svg+xml"/>
  <manifest:file-entry manifest:full-path="Pictures/10000001000004240000017C358287CF9B6945F7.png" manifest:media-type="image/png"/>
  <manifest:file-entry manifest:full-path="Pictures/100098640000ADBC00005E1FA4F3E9CA38232667.svg" manifest:media-type="image/svg+xml"/>
  <manifest:file-entry manifest:full-path="Pictures/10000001000004250000017D4F667D3DC373639F.png" manifest:media-type="image/png"/>
  <manifest:file-entry manifest:full-path="Pictures/10001027000014AC00001CF0C39666C151A42F59.svg" manifest:media-type="image/svg+xml"/>
  <manifest:file-entry manifest:full-path="Pictures/10003EDF00006D8E000027465FA0BAC25E5C2CD8.svg" manifest:media-type="image/svg+xml"/>
  <manifest:file-entry manifest:full-path="Pictures/100073DA000071B0000021130E04D5361577CDF2.svg" manifest:media-type="image/svg+xml"/>
  <manifest:file-entry manifest:full-path="Pictures/100000010000044C000001400BF13CEC3A3D53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standard">
      <style:graphic-properties svg:stroke-width="0.106cm" svg:stroke-color="#ffffff" draw:marker-start-width="0.359cm" draw:marker-end-width="0.359cm" draw:fill-color="#ffb66c" draw:textarea-horizontal-align="justify" draw:textarea-vertical-align="top" draw:auto-grow-height="false" fo:min-height="4.293cm" fo:min-width="10.239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ffffff" draw:marker-start-width="0.359cm" draw:marker-end-width="0.359cm" draw:fill-color="#ffb66c" draw:textarea-horizontal-align="justify" draw:textarea-vertical-align="middle" draw:auto-grow-height="false" fo:min-height="3.522cm" fo:min-width="8.302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4.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3.4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3.13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b66c" draw:textarea-horizontal-align="justify" draw:textarea-vertical-align="middle" draw:auto-grow-height="false" fo:min-height="2.682cm" fo:min-width="6.479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draw:fill="none" fo:min-height="1.268cm"/>
      <style:paragraph-properties style:writing-mode="lr-tb"/>
    </style:style>
    <style:style style:name="gr9" style:family="graphic" style:parent-style-name="standard">
      <style:graphic-properties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3.56cm" fo:min-width="6.358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ffff" draw:marker-start-width="0.359cm" draw:marker-end-width="0.359cm" draw:fill-color="#ffb66c" draw:textarea-horizontal-align="justify" draw:textarea-vertical-align="middle" draw:auto-grow-height="false" fo:min-height="0.985cm" fo:min-width="2.929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3.454cm" fo:min-width="6.25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ffff" draw:marker-start-width="0.359cm" draw:marker-end-width="0.359cm" draw:fill-color="#ffb66c" draw:textarea-horizontal-align="justify" draw:textarea-vertical-align="middle" draw:auto-grow-height="false" fo:min-height="0.879cm" fo:min-width="2.823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b66c"/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Roboto" fo:font-size="32pt" style:font-size-asian="32pt" style:font-size-complex="3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Roboto"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center" style:writing-mode="lr-tb"/>
      <style:text-properties fo:font-size="32pt" style:font-size-asian="32pt" style:font-size-complex="3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Roboto" fo:font-size="32pt" style:font-size-asian="32pt" style:font-size-complex="32pt"/>
    </style:style>
    <style:style style:name="T2" style:family="text">
      <style:text-properties style:font-name="Roboto"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37cm" svg:height="6.573cm" svg:x="3.556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2.446cm" svg:height="5.334cm" svg:x="5.44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" draw:id="id2" draw:layer="layout" draw:type="line" svg:x1="5.445cm" svg:y1="8.112cm" svg:x2="17.891cm" svg:y2="8.112cm" draw:start-shape="id1" draw:start-glue-point="6" draw:end-shape="id1" draw:end-glue-point="10" svg:d="M5445 8112h12446" svg:viewBox="0 0 12447 1">
          <text:p/>
        </draw:connector>
        <draw:connector draw:style-name="gr3" draw:text-style-name="P3" draw:layer="layout" draw:type="line" svg:x1="11.668cm" svg:y1="8.112cm" svg:x2="11.668cm" svg:y2="10.779cm" draw:start-shape="id2" draw:start-glue-point="0" draw:end-shape="id1" draw:end-glue-point="8" svg:d="M11668 8112v2667" svg:viewBox="0 0 1 2668">
          <text:p/>
        </draw:connector>
        <draw:frame draw:style-name="gr4" draw:text-style-name="P4" draw:layer="layout" svg:width="4.68cm" svg:height="1.576cm" svg:x="9.406cm" svg:y="6.316cm">
          <draw:text-box>
            <text:p><text:span text:style-name="T1">Account</text:span></text:p>
          </draw:text-box>
        </draw:frame>
        <draw:frame draw:style-name="gr5" draw:text-style-name="P6" draw:layer="layout" svg:width="3.986cm" svg:height="2.241cm" svg:x="7.406cm" svg:y="8.216cm">
          <draw:text-box>
            <text:p text:style-name="P5"><text:span text:style-name="T2">Checking</text:span><text:span text:style-name="T2"><text:line-break/></text:span><text:span text:style-name="T2">Account</text:span></text:p>
          </draw:text-box>
        </draw:frame>
        <draw:frame draw:style-name="gr6" draw:text-style-name="P6" draw:layer="layout" svg:width="3.63cm" svg:height="2.241cm" svg:x="11.906cm" svg:y="8.217cm">
          <draw:text-box>
            <text:p text:style-name="P7"><text:span text:style-name="T2">Savings</text:span><text:span text:style-name="T2"><text:line-break/></text:span><text:span text:style-name="T2">Account</text:span></text:p>
          </draw:text-box>
        </draw:frame>
        <draw:custom-shape draw:style-name="gr7" draw:text-style-name="P1" draw:layer="layout" svg:width="10.019cm" svg:height="4.294cm" svg:x="6.215cm" svg:y="16.047cm">
          <text:p text:style-name="P8"><text:span text:style-name="T3">Vehic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7.775cm" svg:height="1.518cm" svg:x="7.337cm" svg:y="14.577cm">
          <draw:text-box>
            <text:p><text:span text:style-name="T3">MovingVehicle</text:span></text:p>
          </draw:text-box>
        </draw:frame>
      </draw:page>
      <draw:page draw:name="page2" draw:style-name="dp2" draw:master-page-name="Default">
        <draw:custom-shape draw:style-name="gr9" draw:text-style-name="P10" draw:layer="layout" svg:width="6.858cm" svg:height="3.81cm" svg:x="2.397cm" svg:y="3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858cm" svg:height="3.81cm" svg:x="2.397cm" svg:y="3.794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6.858cm" svg:height="3.81cm" svg:x="12.097cm" svg:y="3.7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58cm" svg:height="3.81cm" svg:x="12.097cm" svg:y="3.793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6.858cm" svg:height="3.81cm" svg:x="2.397cm" svg:y="9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58cm" svg:height="3.81cm" svg:x="2.397cm" svg:y="9.794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6.858cm" svg:height="3.81cm" svg:x="12.097cm" svg:y="9.7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58cm" svg:height="3.81cm" svg:x="12.097cm" svg:y="9.793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1" draw:layer="layout" svg:width="2.648cm" svg:height="0.962cm" svg:x="7.92cm" svg:y="13.635cm">
          <draw:text-box>
            <text:p>corner1</text:p>
          </draw:text-box>
        </draw:frame>
        <draw:frame draw:style-name="gr13" draw:text-style-name="P11" draw:layer="layout" svg:width="2.648cm" svg:height="0.962cm" svg:x="1.02cm" svg:y="8.835cm">
          <draw:text-box>
            <text:p>corner2</text:p>
          </draw:text-box>
        </draw:frame>
        <draw:frame draw:style-name="gr13" draw:text-style-name="P11" draw:layer="layout" svg:width="2.648cm" svg:height="0.962cm" svg:x="7.92cm" svg:y="7.635cm">
          <draw:text-box>
            <text:p>corner2</text:p>
          </draw:text-box>
        </draw:frame>
        <draw:frame draw:style-name="gr13" draw:text-style-name="P11" draw:layer="layout" svg:width="2.648cm" svg:height="0.962cm" svg:x="1.02cm" svg:y="2.835cm">
          <draw:text-box>
            <text:p>corner1</text:p>
          </draw:text-box>
        </draw:frame>
        <draw:frame draw:style-name="gr13" draw:text-style-name="P11" draw:layer="layout" svg:width="2.648cm" svg:height="0.962cm" svg:x="10.72cm" svg:y="13.635cm">
          <draw:text-box>
            <text:p>corner1</text:p>
          </draw:text-box>
        </draw:frame>
        <draw:frame draw:style-name="gr13" draw:text-style-name="P11" draw:layer="layout" svg:width="2.648cm" svg:height="0.962cm" svg:x="17.62cm" svg:y="8.835cm">
          <draw:text-box>
            <text:p>corner2</text:p>
          </draw:text-box>
        </draw:frame>
        <draw:frame draw:style-name="gr13" draw:text-style-name="P11" draw:layer="layout" svg:width="2.648cm" svg:height="0.962cm" svg:x="10.72cm" svg:y="7.635cm">
          <draw:text-box>
            <text:p>corner2</text:p>
          </draw:text-box>
        </draw:frame>
        <draw:frame draw:style-name="gr13" draw:text-style-name="P11" draw:layer="layout" svg:width="2.648cm" svg:height="0.962cm" svg:x="17.62cm" svg:y="2.835cm">
          <draw:text-box>
            <text:p>corner1</text:p>
          </draw:text-box>
        </draw:frame>
      </draw:page>
      <draw:page draw:name="page3" draw:style-name="dp1" draw:master-page-name="Default">
        <draw:frame draw:style-name="gr14" draw:text-style-name="P3" draw:layer="layout" svg:width="10.582cm" svg:height="7.407cm" svg:x="1.975cm" svg:y="1.34cm">
          <draw:image xlink:href="Pictures/10001A400000295700001CF0466440B8267CD9CE.svg" xlink:type="simple" xlink:show="embed" xlink:actuate="onLoad" draw:mime-type="image/svg+xml">
            <text:p/>
          </draw:image>
          <draw:image xlink:href="Pictures/10000001000001900000011896F6C4FB851135D9.png" xlink:type="simple" xlink:show="embed" xlink:actuate="onLoad" draw:mime-type="image/png"/>
        </draw:frame>
        <draw:frame draw:style-name="gr14" draw:text-style-name="P3" draw:layer="layout" svg:width="5.291cm" svg:height="7.407cm" svg:x="4.599cm" svg:y="9.001cm">
          <draw:image xlink:href="Pictures/10001027000014AC00001CF0C39666C151A42F59.svg" xlink:type="simple" xlink:show="embed" xlink:actuate="onLoad" draw:mime-type="image/svg+xml">
            <text:p/>
          </draw:image>
          <draw:image xlink:href="Pictures/10000001000000C800000118A2436B86CC958FF3.png" xlink:type="simple" xlink:show="embed" xlink:actuate="onLoad" draw:mime-type="image/png"/>
        </draw:frame>
        <draw:frame draw:style-name="gr14" draw:text-style-name="P3" draw:layer="layout" svg:width="12.699cm" svg:height="7.937cm" svg:x="1.763cm" svg:y="18.717cm">
          <draw:image xlink:href="Pictures/1000187F0000319C00001F02115F5BB2B04E56DD.svg" xlink:type="simple" xlink:show="embed" xlink:actuate="onLoad" draw:mime-type="image/svg+xml">
            <text:p/>
          </draw:image>
          <draw:image xlink:href="Pictures/10000001000001E00000012C944A3FFFBE3E15C8.png" xlink:type="simple" xlink:show="embed" xlink:actuate="onLoad" draw:mime-type="image/png"/>
        </draw:frame>
      </draw:page>
      <draw:page draw:name="page4" draw:style-name="dp2" draw:master-page-name="Default">
        <draw:frame draw:style-name="gr14" draw:text-style-name="P3" draw:layer="layout" svg:width="10.582cm" svg:height="7.407cm" svg:x="1.975cm" svg:y="1.34cm">
          <draw:image xlink:href="Pictures/10001A4D0000297200001D0B22EF34989BE54804.svg" xlink:type="simple" xlink:show="embed" xlink:actuate="onLoad" draw:mime-type="image/svg+xml">
            <text:p/>
          </draw:image>
          <draw:image xlink:href="Pictures/100000010000019100000119A8DDA400CB712B32.png" xlink:type="simple" xlink:show="embed" xlink:actuate="onLoad" draw:mime-type="image/png"/>
        </draw:frame>
        <draw:frame draw:style-name="gr14" draw:text-style-name="P3" draw:layer="layout" svg:width="5.291cm" svg:height="7.407cm" svg:x="4.599cm" svg:y="9.001cm">
          <draw:image xlink:href="Pictures/1000101A000014C600001D0BF750CC66C840E21C.svg" xlink:type="simple" xlink:show="embed" xlink:actuate="onLoad" draw:mime-type="image/svg+xml">
            <text:p/>
          </draw:image>
          <draw:image xlink:href="Pictures/10000001000000C900000119D67D82A68F31AAA1.png" xlink:type="simple" xlink:show="embed" xlink:actuate="onLoad" draw:mime-type="image/png"/>
        </draw:frame>
        <draw:frame draw:style-name="gr14" draw:text-style-name="P3" draw:layer="layout" svg:width="12.699cm" svg:height="7.937cm" svg:x="1.763cm" svg:y="18.717cm">
          <draw:image xlink:href="Pictures/1000188C000031B600001F1CCEF4D05B32B29191.svg" xlink:type="simple" xlink:show="embed" xlink:actuate="onLoad" draw:mime-type="image/svg+xml">
            <text:p/>
          </draw:image>
          <draw:image xlink:href="Pictures/10000001000001E10000012D5765DA5D57AED3DD.png" xlink:type="simple" xlink:show="embed" xlink:actuate="onLoad" draw:mime-type="image/png"/>
        </draw:frame>
      </draw:page>
      <draw:page draw:name="page5" draw:style-name="dp1" draw:master-page-name="Default">
        <draw:frame draw:style-name="gr14" draw:text-style-name="P3" draw:layer="layout" svg:width="19.589cm" svg:height="10.606cm" svg:x="1.001cm" svg:y="1.316cm">
          <draw:image xlink:href="Pictures/100099B60000ADA200005E04C29C133516207E7D.svg" xlink:type="simple" xlink:show="embed" xlink:actuate="onLoad" draw:mime-type="image/svg+xml">
            <text:p/>
          </draw:image>
          <draw:image xlink:href="Pictures/10000001000003C100000208226A5FAF06C59E83.png" xlink:type="simple" xlink:show="embed" xlink:actuate="onLoad" draw:mime-type="image/png"/>
        </draw:frame>
        <draw:frame draw:style-name="gr14" draw:text-style-name="P3" draw:layer="layout" svg:width="19.589cm" svg:height="7.021cm" svg:x="0.842cm" svg:y="12.811cm">
          <draw:image xlink:href="Pictures/1000655700006D8E00002746AD6A81B30E0BDC8F.svg" xlink:type="simple" xlink:show="embed" xlink:actuate="onLoad" draw:mime-type="image/svg+xml">
            <text:p/>
          </draw:image>
          <draw:image xlink:href="Pictures/10000001000004240000017CF32A000D55A3794E.png" xlink:type="simple" xlink:show="embed" xlink:actuate="onLoad" draw:mime-type="image/png"/>
        </draw:frame>
        <draw:frame draw:style-name="gr14" draw:text-style-name="P3" draw:layer="layout" svg:width="19.589cm" svg:height="7.021cm" svg:x="0.588cm" svg:y="20.431cm">
          <draw:image xlink:href="Pictures/10003EDF00006D8E000027465FA0BAC25E5C2CD8.svg" xlink:type="simple" xlink:show="embed" xlink:actuate="onLoad" draw:mime-type="image/svg+xml">
            <text:p/>
          </draw:image>
          <draw:image xlink:href="Pictures/10000001000004240000017C358287CF9B6945F7.png" xlink:type="simple" xlink:show="embed" xlink:actuate="onLoad" draw:mime-type="image/png"/>
        </draw:frame>
      </draw:page>
      <draw:page draw:name="page6" draw:style-name="dp2" draw:master-page-name="Default">
        <draw:frame draw:style-name="gr14" draw:text-style-name="P3" draw:layer="layout" svg:width="19.589cm" svg:height="10.606cm" svg:x="1.001cm" svg:y="1.316cm">
          <draw:image xlink:href="Pictures/100098640000ADBC00005E1FA4F3E9CA38232667.svg" xlink:type="simple" xlink:show="embed" xlink:actuate="onLoad" draw:mime-type="image/svg+xml">
            <text:p/>
          </draw:image>
          <draw:image xlink:href="Pictures/10000001000003C10000020907865AE10C36AB47.png" xlink:type="simple" xlink:show="embed" xlink:actuate="onLoad" draw:mime-type="image/png"/>
        </draw:frame>
        <draw:frame draw:style-name="gr14" draw:text-style-name="P3" draw:layer="layout" svg:width="19.589cm" svg:height="7.021cm" svg:x="0.842cm" svg:y="12.811cm">
          <draw:image xlink:href="Pictures/1000655E00006DA800002761B0DAA82A068FDD98.svg" xlink:type="simple" xlink:show="embed" xlink:actuate="onLoad" draw:mime-type="image/svg+xml">
            <text:p/>
          </draw:image>
          <draw:image xlink:href="Pictures/10000001000004250000017D4F667D3DC373639F.png" xlink:type="simple" xlink:show="embed" xlink:actuate="onLoad" draw:mime-type="image/png"/>
        </draw:frame>
        <draw:frame draw:style-name="gr14" draw:text-style-name="P3" draw:layer="layout" svg:width="19.589cm" svg:height="7.021cm" svg:x="0.588cm" svg:y="20.431cm">
          <draw:image xlink:href="Pictures/10003EE600006DA80000276152DFA97A5EA9CBA3.svg" xlink:type="simple" xlink:show="embed" xlink:actuate="onLoad" draw:mime-type="image/svg+xml">
            <text:p/>
          </draw:image>
          <draw:image xlink:href="Pictures/10000001000004250000017DE6815CD2967A26D5.png" xlink:type="simple" xlink:show="embed" xlink:actuate="onLoad" draw:mime-type="image/png"/>
        </draw:frame>
      </draw:page>
      <draw:page draw:name="page7" draw:style-name="dp1" draw:master-page-name="Default">
        <draw:frame draw:style-name="gr14" draw:text-style-name="P3" draw:layer="layout" svg:width="19.589cm" svg:height="5.698cm" svg:x="1.508cm" svg:y="1.762cm">
          <draw:image xlink:href="Pictures/10006874000071B000002113BBFD8243313E3F5D.svg" xlink:type="simple" xlink:show="embed" xlink:actuate="onLoad" draw:mime-type="image/svg+xml">
            <text:p/>
          </draw:image>
          <draw:image xlink:href="Pictures/100000010000044C0000014063AA81DF09DD818B.png" xlink:type="simple" xlink:show="embed" xlink:actuate="onLoad" draw:mime-type="image/png"/>
        </draw:frame>
        <draw:frame draw:style-name="gr14" draw:text-style-name="P3" draw:layer="layout" svg:width="19.589cm" svg:height="5.698cm" svg:x="1cm" svg:y="9.001cm">
          <draw:image xlink:href="Pictures/100073DA000071B0000021130E04D5361577CDF2.svg" xlink:type="simple" xlink:show="embed" xlink:actuate="onLoad" draw:mime-type="image/svg+xml">
            <text:p/>
          </draw:image>
          <draw:image xlink:href="Pictures/100000010000044C000001400BF13CEC3A3D534D.png" xlink:type="simple" xlink:show="embed" xlink:actuate="onLoad" draw:mime-type="image/png"/>
        </draw:frame>
        <draw:frame draw:style-name="gr14" draw:text-style-name="P3" draw:layer="layout" svg:width="16.403cm" svg:height="10.741cm" svg:x="2.504cm" svg:y="16.929cm">
          <draw:image xlink:href="Pictures/1000259B00004014000029F6EE383F1DCDB25874.svg" xlink:type="simple" xlink:show="embed" xlink:actuate="onLoad" draw:mime-type="image/svg+xml">
            <text:p/>
          </draw:image>
          <draw:image xlink:href="Pictures/100000010000026C00000196DD6F05A0915010D1.png" xlink:type="simple" xlink:show="embed" xlink:actuate="onLoad" draw:mime-type="image/png"/>
        </draw:frame>
      </draw:page>
      <draw:page draw:name="page8" draw:style-name="dp2" draw:master-page-name="Default">
        <draw:frame draw:style-name="gr14" draw:text-style-name="P3" draw:layer="layout" svg:width="19.589cm" svg:height="5.698cm" svg:x="1.508cm" svg:y="1.762cm">
          <draw:image xlink:href="Pictures/1000684B000071CB0000212DB5B4915AC02E6228.svg" xlink:type="simple" xlink:show="embed" xlink:actuate="onLoad" draw:mime-type="image/svg+xml">
            <text:p/>
          </draw:image>
          <draw:image xlink:href="Pictures/100000010000044D000001410289C8A92833B077.png" xlink:type="simple" xlink:show="embed" xlink:actuate="onLoad" draw:mime-type="image/png"/>
        </draw:frame>
        <draw:frame draw:style-name="gr14" draw:text-style-name="P3" draw:layer="layout" svg:width="19.589cm" svg:height="5.698cm" svg:x="1cm" svg:y="9.001cm">
          <draw:image xlink:href="Pictures/100073B1000071CB0000212DC2ACE1E5758AB6E8.svg" xlink:type="simple" xlink:show="embed" xlink:actuate="onLoad" draw:mime-type="image/svg+xml">
            <text:p/>
          </draw:image>
          <draw:image xlink:href="Pictures/100000010000044D000001410EFBDEA98F36BF69.png" xlink:type="simple" xlink:show="embed" xlink:actuate="onLoad" draw:mime-type="image/png"/>
        </draw:frame>
        <draw:frame draw:style-name="gr14" draw:text-style-name="P3" draw:layer="layout" svg:width="16.403cm" svg:height="10.741cm" svg:x="2.504cm" svg:y="16.929cm">
          <draw:image xlink:href="Pictures/100025DA0000402F00002A11ED0539E120D87EF4.svg" xlink:type="simple" xlink:show="embed" xlink:actuate="onLoad" draw:mime-type="image/svg+xml">
            <text:p/>
          </draw:image>
          <draw:image xlink:href="Pictures/100000010000026D00000197A760393D4395010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3-01T16:10:05.563901549</meta:creation-date>
    <dc:date>2022-04-06T11:36:07.802483595</dc:date>
    <meta:editing-duration>PT8M47S</meta:editing-duration>
    <meta:editing-cycles>4</meta:editing-cycles>
    <meta:generator>LibreOffice/7.2.5.2$Linux_X86_64 LibreOffice_project/20$Build-2</meta:generator>
    <meta:document-statistic meta:object-count="43"/>
  </office:meta>
</office:document-meta>
</file>